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276cm" style:rel-column-width="39614*"/>
    </style:style>
    <style:style style:name="Tabla1.B" style:family="table-column">
      <style:table-column-properties style:column-width="6.724cm" style:rel-column-width="2592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b946d"/>
    </style:style>
    <style:style style:name="P2" style:family="paragraph" style:parent-style-name="Standard">
      <style:text-properties officeooo:paragraph-rsid="001c6e64"/>
    </style:style>
    <style:style style:name="P3" style:family="paragraph" style:parent-style-name="Standard">
      <style:text-properties officeooo:rsid="001eb2a5" officeooo:paragraph-rsid="001eb2a5"/>
    </style:style>
    <style:style style:name="P4" style:family="paragraph" style:parent-style-name="Standard">
      <style:text-properties officeooo:rsid="001fed7f" officeooo:paragraph-rsid="001fed7f"/>
    </style:style>
    <style:style style:name="P5" style:family="paragraph" style:parent-style-name="Standard">
      <style:text-properties officeooo:rsid="0020d8ca" officeooo:paragraph-rsid="0020d8ca"/>
    </style:style>
    <style:style style:name="P6" style:family="paragraph" style:parent-style-name="Standard">
      <style:text-properties officeooo:rsid="002447cb" officeooo:paragraph-rsid="002782ce"/>
    </style:style>
    <style:style style:name="P7" style:family="paragraph" style:parent-style-name="Standard">
      <style:text-properties officeooo:rsid="0025935a" officeooo:paragraph-rsid="002782ce"/>
    </style:style>
    <style:style style:name="P8" style:family="paragraph" style:parent-style-name="Standard">
      <style:text-properties officeooo:rsid="002782ce" officeooo:paragraph-rsid="002782ce"/>
    </style:style>
    <style:style style:name="P9" style:family="paragraph" style:parent-style-name="Standard">
      <style:text-properties officeooo:rsid="0028ef22" officeooo:paragraph-rsid="002abe6c"/>
    </style:style>
    <style:style style:name="P10" style:family="paragraph" style:parent-style-name="Table_20_Contents">
      <style:text-properties officeooo:paragraph-rsid="001b2265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4" style:list-style-name=""/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13ad" officeooo:paragraph-rsid="002c13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2c13ad" officeooo:paragraph-rsid="002c13a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paragraph-rsid="002c13a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8" style:family="paragraph" style:parent-style-name="Text_20_body">
      <style:text-properties officeooo:rsid="002c13ad" officeooo:paragraph-rsid="002c13ad"/>
    </style:style>
    <style:style style:name="T1" style:family="text">
      <style:text-properties officeooo:rsid="001b946d"/>
    </style:style>
    <style:style style:name="T2" style:family="text">
      <style:text-properties officeooo:rsid="002128af"/>
    </style:style>
    <style:style style:name="T3" style:family="text">
      <style:text-properties officeooo:rsid="002c13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Para entrar a MySQL</text:h>
      <text:p text:style-name="P3"/>
      <text:p text:style-name="Standard">sudo su</text:p>
      <text:p text:style-name="Standard">contraseña= estudiante</text:p>
      <text:p text:style-name="Standard"/>
      <text:p text:style-name="Standard">mysql "da error"</text:p>
      <text:p text:style-name="Standard"/>
      <text:p text:style-name="Standard">mysql -u root -p</text:p>
      <text:p text:style-name="Standard">contraseña= estudiante</text:p>
      <text:p text:style-name="Standard"/>
      <text:h text:style-name="Heading_20_2" text:outline-level="2">Comandos creación de bases de datos y tablas</text:h>
      <text:p text:style-name="Standard"/>
      <table:table table:name="Tabla1" table:style-name="Tabla1">
        <table:table-column table:style-name="Tabla1.A"/>
        <table:table-column table:style-name="Tabla1.B"/>
        <table:table-row table:style-name="TableLine1449571995456">
          <table:table-cell table:style-name="Tabla1.A1" office:value-type="string">
            <text:p text:style-name="Table_20_Contents">CREATE DATABASE nombre_de_tu_base_de_datos;</text:p>
          </table:table-cell>
          <table:table-cell table:style-name="Tabla1.B1" office:value-type="string">
            <text:p text:style-name="P10">Crear una base de datos</text:p>
          </table:table-cell>
        </table:table-row>
        <table:table-row table:style-name="TableLine1449572005520">
          <table:table-cell table:style-name="Tabla1.A2" office:value-type="string">
            <text:p text:style-name="P1">USE nombre_de_tu_base_de_datos;</text:p>
          </table:table-cell>
          <table:table-cell table:style-name="Tabla1.B2" office:value-type="string">
            <text:p text:style-name="P1">Seleccionar una base de datos:</text:p>
          </table:table-cell>
        </table:table-row>
        <table:table-row table:style-name="TableLine1449572020208">
          <table:table-cell table:style-name="Tabla1.A2" office:value-type="string">
            <text:p text:style-name="P1">SHOW DATABASES;</text:p>
          </table:table-cell>
          <table:table-cell table:style-name="Tabla1.B2" office:value-type="string">
            <text:p text:style-name="P1">Mostrar bases de datos:</text:p>
          </table:table-cell>
        </table:table-row>
        <table:table-row table:style-name="TableLine1449572010960">
          <table:table-cell table:style-name="Tabla1.A2" office:value-type="string">
            <text:p text:style-name="P1">DROP DATABASE nombre_de_tu_base_de_datos;</text:p>
          </table:table-cell>
          <table:table-cell table:style-name="Tabla1.B2" office:value-type="string">
            <text:p text:style-name="P1">Eliminar una base de datos:</text:p>
          </table:table-cell>
        </table:table-row>
        <table:table-row table:style-name="TableLine1449572011504">
          <table:table-cell table:style-name="Tabla1.A2" office:value-type="string">
            <text:p text:style-name="P1">SHOW TABLES;</text:p>
          </table:table-cell>
          <table:table-cell table:style-name="Tabla1.B2" office:value-type="string">
            <text:p text:style-name="P1">Mostrar tablas <text:span text:style-name="T1">de</text:span> una base de datos:</text:p>
          </table:table-cell>
        </table:table-row>
        <table:table-row table:style-name="TableLine1449572020480">
          <table:table-cell table:style-name="Tabla1.A2" office:value-type="string">
            <text:p text:style-name="P1">DESC nombre_de_tu_tabla;</text:p>
          </table:table-cell>
          <table:table-cell table:style-name="Tabla1.B2" office:value-type="string">
            <text:p text:style-name="P1">Mostrar la estructura de una tabla:</text:p>
          </table:table-cell>
        </table:table-row>
        <table:table-row table:style-name="TableLine1449572026192">
          <table:table-cell table:style-name="Tabla1.A2" office:value-type="string">
            <text:p text:style-name="P1">CREATE TABLE piezas (</text:p>
            <text:p text:style-name="P1"><text:s text:c="4"/>id INT PRIMARY KEY AUTO_INCREMENT,</text:p>
            <text:p text:style-name="P1"><text:s text:c="4"/>precio DECIMAL(10, 2) NOT NULL,</text:p>
            <text:p text:style-name="P1"><text:s text:c="4"/>nombre VARCHAR(100) NOT NULL,</text:p>
            <text:p text:style-name="P1"><text:s text:c="4"/>marca VARCHAR(50) NOT NULL</text:p>
            <text:p text:style-name="P1">);</text:p>
          </table:table-cell>
          <table:table-cell table:style-name="Tabla1.B2" office:value-type="string">
            <text:p text:style-name="P1">Crear una tabla:</text:p>
          </table:table-cell>
        </table:table-row>
        <table:table-row table:style-name="TableLine1449572022112">
          <table:table-cell table:style-name="Tabla1.A2" office:value-type="string">
            <text:p text:style-name="P7">create table jugador (</text:p>
            <text:p text:style-name="P7"><text:s text:c="5"/>id_jugador int primary key, </text:p>
            <text:p text:style-name="P7"><text:s text:c="5"/>id_equipo int, </text:p>
            <text:p text:style-name="P7"><text:s text:c="5"/>foreing key (id_equipo) references equipo (id_equipo)</text:p>
            <text:p text:style-name="P7">);</text:p>
          </table:table-cell>
          <table:table-cell table:style-name="Tabla1.B2" office:value-type="string">
            <text:p text:style-name="P6">Dentro de las tabla FK</text:p>
          </table:table-cell>
        </table:table-row>
        <table:table-row table:style-name="TableLine1449572009328">
          <table:table-cell table:style-name="Tabla1.A2" office:value-type="string">
            <text:p text:style-name="P8">alter table jugador <text:s/>add column nombre varchar (20);</text:p>
          </table:table-cell>
          <table:table-cell table:style-name="Tabla1.B2" office:value-type="string">
            <text:p text:style-name="P8">Modificar tabla <text:s/>y poner una columna mas.</text:p>
          </table:table-cell>
        </table:table-row>
        <table:table-row table:style-name="TableLine1449572015584">
          <table:table-cell table:style-name="Tabla1.A2" office:value-type="string">
            <text:p text:style-name="P2">INSERT INTO piezas (precio, nombre, marca) VALUES (19.99, 'Tuerca', 'ABC');</text:p>
          </table:table-cell>
          <table:table-cell table:style-name="Tabla1.B2" office:value-type="string">
            <text:p text:style-name="P4">Insertar información</text:p>
          </table:table-cell>
        </table:table-row>
        <table:table-row table:style-name="TableLine1449572025104">
          <table:table-cell table:style-name="Tabla1.A2" office:value-type="string">
            <text:p text:style-name="P2">SELECT nombre, precio FROM piezas;</text:p>
            <text:p text:style-name="P9">(*) para que muestre todos los datos de la tabla.</text:p>
          </table:table-cell>
          <table:table-cell table:style-name="Tabla1.B2" office:value-type="string">
            <text:p text:style-name="P5">Hacer consultas <text:span text:style-name="T2">a una tabla</text:span></text:p>
          </table:table-cell>
        </table:table-row>
      </table:table>
      <text:p text:style-name="Standard"/>
      <text:p text:style-name="P8"/>
      <text:p text:style-name="P8"/>
      <text:h text:style-name="P12" text:outline-level="4"/>
      <text:h text:style-name="P11" text:outline-level="1">MODIFICACIÓN DE TABLAS</text:h>
      <text:p text:style-name="P18"/>
      <table:table table:name="Tabla2" table:style-name="Tabla2" table:template-name="Default Style">
        <table:table-column table:style-name="Tabla2.A" table:number-columns-repeated="2"/>
        <table:table-row table:style-name="TableLine1449870602720">
          <table:table-cell table:style-name="Tabla2.A1" office:value-type="string">
            <text:p text:style-name="P15">ON DELETE opcion de referencia</text:p>
            <text:p text:style-name="P15">ON UPDATE opcion de referencia</text:p>
          </table:table-cell>
          <table:table-cell table:style-name="Tabla2.B1" office:value-type="string">
            <text:p text:style-name="P14">Para definir una referencia</text:p>
          </table:table-cell>
        </table:table-row>
        <table:table-row table:style-name="TableLine1449870602720">
          <table:table-cell table:style-name="Tabla2.A14" office:value-type="string">
            <text:p text:style-name="P17">RESTRICT</text:p>
            <text:p text:style-name="P17">CASCADE </text:p>
            <text:p text:style-name="P17">SET NULL </text:p>
            <text:p text:style-name="P17"><text:span text:style-name="T3">N</text:span>O ACTION </text:p>
            <text:p text:style-name="P17">SET DEFAULT</text:p>
          </table:table-cell>
          <table:table-cell table:style-name="Tabla2.B2" office:value-type="string">
            <text:p text:style-name="P14">Opciones de la referencia</text:p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4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4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4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4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4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4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5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  <table:table-row table:style-name="TableLine1449870602720">
          <table:table-cell table:style-name="Tabla2.A16" office:value-type="string">
            <text:p text:style-name="P16"/>
          </table:table-cell>
          <table:table-cell table:style-name="Tabla2.B2" office:value-type="string">
            <text:p text:style-name="P13"/>
          </table:table-cell>
        </table:table-row>
      </table:table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1T17:37:28.498000000</meta:creation-date>
    <meta:generator>LibreOffice/7.1.6.2$Windows_X86_64 LibreOffice_project/0e133318fcee89abacd6a7d077e292f1145735c3</meta:generator>
    <dc:date>2024-01-08T10:26:08.587000000</dc:date>
    <meta:editing-duration>PT2H17M53S</meta:editing-duration>
    <meta:editing-cycles>15</meta:editing-cycles>
    <meta:document-statistic meta:table-count="2" meta:image-count="0" meta:object-count="0" meta:page-count="2" meta:paragraph-count="49" meta:word-count="195" meta:character-count="1296" meta:non-whitespace-character-count="1112"/>
  </office:meta>
</office:document-meta>
</file>